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body>
    <office:text>
      <text:h text:style-name="Heading_20_1" text:outline-level="1">SLA · Conduction</text:h>
      <text:p text:style-name="Subtitle">Working copy. Editable in LibreOffice, OnlyOffice, or Microsoft Word. For pixel-accurate layout, see the canonical HTML.</text:p>
      <text:p text:style-name="Standard">Design system / Print /  Letters  /  SLA</text:p>
      <text:h text:style-name="Heading_20_2" text:outline-level="2">SLA · service-overeenkomst</text:h>
      <text:p text:style-name="Standard">Servicelevel-afspraken voor klantomgevingen op commonground.nu . Drie tiers (basic / standaard / premium), vier reactietijd-categorieën, één escalatieproces. NL canoniek; EN reflowed naar dezelfde structuur.</text:p>
      <text:p text:style-name="Standard">conduction.nl · brieven · sla · v2026.05</text:p>
      <text:p text:style-name="Standard">Service Level Agreement</text:p>
      <text:p text:style-name="Standard">Hosting + beheer voor Nextcloud-omgevingen op commonground.nu</text:p>
      <text:p text:style-name="Standard">€ {{ PRIJS_BASIC }} / maand</text:p>
      <text:list>
        <text:list-item>
          <text:p text:style-name="List">99.0% beschikbaarheid</text:p>
        </text:list-item>
        <text:list-item>
          <text:p text:style-name="List">Werkdagen 09:00-17:00</text:p>
        </text:list-item>
        <text:list-item>
          <text:p text:style-name="List">Reactie binnen 8 uur</text:p>
        </text:list-item>
        <text:list-item>
          <text:p text:style-name="List">Updates maandelijks</text:p>
        </text:list-item>
        <text:list-item>
          <text:p text:style-name="List">Email support</text:p>
        </text:list-item>
      </text:list>
      <text:p text:style-name="Standard">Standaard</text:p>
      <text:p text:style-name="Standard">€ {{ PRIJS_STANDAARD }} / maand</text:p>
      <text:list>
        <text:list-item>
          <text:p text:style-name="List">99.5% beschikbaarheid</text:p>
        </text:list-item>
        <text:list-item>
          <text:p text:style-name="List">Werkdagen 08:00-18:00</text:p>
        </text:list-item>
        <text:list-item>
          <text:p text:style-name="List">Reactie binnen 2 uur</text:p>
        </text:list-item>
        <text:list-item>
          <text:p text:style-name="List">Updates wekelijks</text:p>
        </text:list-item>
        <text:list-item>
          <text:p text:style-name="List">Email + telefoon</text:p>
        </text:list-item>
        <text:list-item>
          <text:p text:style-name="List">Maandelijks rapport</text:p>
        </text:list-item>
      </text:list>
      <text:p text:style-name="Standard">€ {{ PRIJS_PREMIUM }} / maand</text:p>
      <text:list>
        <text:list-item>
          <text:p text:style-name="List">99.9% beschikbaarheid</text:p>
        </text:list-item>
        <text:list-item>
          <text:p text:style-name="List">24/7 inclusief weekends</text:p>
        </text:list-item>
        <text:list-item>
          <text:p text:style-name="List">Reactie binnen 30 min</text:p>
        </text:list-item>
        <text:list-item>
          <text:p text:style-name="List">Updates na release</text:p>
        </text:list-item>
        <text:list-item>
          <text:p text:style-name="List">Vaste contactpersoon</text:p>
        </text:list-item>
        <text:list-item>
          <text:p text:style-name="List">Wekelijks rapport</text:p>
        </text:list-item>
      </text:list>
      <text:h text:style-name="Heading_20_3" text:outline-level="3">Reactietijden per niveau</text:h>
      <text:p text:style-name="Standard">Niveau</text:p>
      <text:p text:style-name="Standard">Voorbeeld</text:p>
      <text:p text:style-name="Standard">Basic</text:p>
      <text:p text:style-name="Standard">Standaard</text:p>
      <text:p text:style-name="Standard">Premium</text:p>
      <text:p text:style-name="Standard">P1 · kritiek</text:p>
      <text:p text:style-name="Standard">Site offline, data-verlies</text:p>
      <text:p text:style-name="Standard">4 uur</text:p>
      <text:p text:style-name="Standard">1 uur</text:p>
      <text:p text:style-name="Standard">15 min</text:p>
      <text:p text:style-name="Standard">P2 · hoog</text:p>
      <text:p text:style-name="Standard">Functionaliteit kapot, workaround</text:p>
      <text:p text:style-name="Standard">8 uur</text:p>
      <text:p text:style-name="Standard">2 uur</text:p>
      <text:p text:style-name="Standard">30 min</text:p>
      <text:p text:style-name="Standard">P3 · medium</text:p>
      <text:p text:style-name="Standard">Issue zonder directe impact</text:p>
      <text:p text:style-name="Standard">2 werkdagen</text:p>
      <text:p text:style-name="Standard">1 werkdag</text:p>
      <text:p text:style-name="Standard">4 uur</text:p>
      <text:p text:style-name="Standard">P4 · laag</text:p>
      <text:p text:style-name="Standard">Verzoek, vraag, kleine wens</text:p>
      <text:p text:style-name="Standard">5 werkdagen</text:p>
      <text:p text:style-name="Standard">3 werkdagen</text:p>
      <text:p text:style-name="Standard">1 werkdag</text:p>
      <text:h text:style-name="Heading_20_3" text:outline-level="3">Escalatieprocess</text:h>
      <text:p text:style-name="Standard">Niet tevreden over reactie of oplossing: bel {{ ESCALATIE_NAAM }} direct op {{ ESCALATIE_TEL }} . Eén persoon, geen ticketsysteem voor escalaties. Conduction-niveau, niet vendor-helpdesk-niveau.</text:p>
      <text:h text:style-name="Heading_20_3" text:outline-level="3">Wat valt buiten scope</text:h>
      <text:p text:style-name="Standard">Maatwerk-ontwikkeling, integraties met derden-systemen, en datamigraties zijn separate opdrachten (zie quotation ). Beschikbaarheid wordt gemeten exclusief gepland onderhoud (aangekondigd 5 werkdagen vooraf, max 4 uur per maand).</text:p>
      <text:h text:style-name="Heading_20_3" text:outline-level="3">Looptijd</text:h>
      <text:p text:style-name="Standard">Maandelijks opzegbaar met een opzegtermijn van 30 dagen. Geen ingewikkelde kortingen voor jaarcontracten; we vinden het belangrijker dat je wegkunt als we niet leveren.</text:p>
      <text:p text:style-name="Standard">Conduction B.V. Lauriergracht 14h 1016 RR Amsterdam</text:p>
      <text:p text:style-name="Standard">Contact +31 85 303 6840 support@commonground.nu</text:p>
      <text:p text:style-name="Standard">Versie v2026.05 Vorige versie: v2026.02</text:p>
      <text:p text:style-name="Standard">SLA · sjabloon · drie tiers + reactietijd-tabel</text:p>
      <text:p text:style-name="Standard">Why we built it this way</text:p>
      <text:h text:style-name="Heading_20_2" text:outline-level="2">Drie tiers, één tabel, geen kleine lettertjes</text:h>
      <text:p text:style-name="Standard">SLA's zijn berucht om gladde marketing-tekst gevolgd door 30 pagina's uitzonderingen. Onze versie: één pagina, drie kolommen, één tabel. Wat je betaalt is wat je krijgt; wat je niet ziet, is er niet.</text:p>
      <text:list>
        <text:list-item>
          <text:p text:style-name="List">Drie tiers, één aanbevolen. Basic / standaard / premium. Standaard krijgt de oranje "Aanbevolen"-pill, omdat 80% van de MKB-buyers daar precies zit.</text:p>
        </text:list-item>
        <text:list-item>
          <text:p text:style-name="List">Reactietijd-tabel met realistische voorbeelden. Niet "P1 = kritiek"; "P1 = site offline of data-verlies". Zo weet de buyer wat in welk niveau valt.</text:p>
        </text:list-item>
        <text:list-item>
          <text:p text:style-name="List">Escalatie naar één naam, niet naar een ticketsysteem. Conduction is een mens-bedrijf, niet een vendor-helpdesk. Eén nummer als het misgaat.</text:p>
        </text:list-item>
        <text:list-item>
          <text:p text:style-name="List">Buiten-scope expliciet. Maatwerk, integraties, datamigraties zijn losse opdrachten. Voorkomt drie e-mails per maand over scope-creep.</text:p>
        </text:list-item>
        <text:list-item>
          <text:p text:style-name="List">Maandelijks opzegbaar. Geen jaarcontracten met retentie-bonus. We willen dat klanten blijven omdat we leveren, niet omdat ze vastzitten.</text:p>
        </text:list-item>
      </text:list>
      <text:p text:style-name="Standard">A4 · NL canonical · one-pager (extends to 2 pages with bijlage prijzen) · --bleed 0 · placeholders use {{ }}</text:p>
      <text:p text:style-name="Standard">letterhead footer-strip · quotation for project work · commonground.nu as the deployment target · --c-orange-knvb for the recommended-tier accent · .paper--A4</text:p>
      <text:p text:style-name="Footer">Canonical layout: https://design-system.conduction.nl/preview/print/sla.html · Conduction design system · tokens.css · generated 2026-05-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table="urn:oasis:names:tc:opendocument:xmlns:table:1.0" office:version="1.3">
  <office:font-face-decls>
    <style:font-face xmlns:svg="urn:oasis:names:tc:opendocument:xmlns:svg-compatible:1.0" style:name="Figtree" svg:font-family="Figtree, 'Helvetica Neue', Arial, sans-serif"/>
    <style:font-face xmlns:svg="urn:oasis:names:tc:opendocument:xmlns:svg-compatible:1.0" style:name="IBM Plex Mono" svg:font-family="'IBM Plex Mono', Menlo, Consolas, monospace"/>
  </office:font-face-decls>
  <office:styles>
    <style:default-style style:family="paragraph">
      <style:text-properties style:font-name="Figtree" fo:font-size="11pt" fo:color="#152D5C"/>
      <style:paragraph-properties fo:line-height="150%" fo:margin-top="0cm" fo:margin-bottom="0.25cm"/>
    </style:default-style>
    <style:style style:name="Standard" style:family="paragraph" style:class="text"/>
    <style:style style:name="Heading_20_1" style:display-name="Heading 1" style:family="paragraph" style:next-style-name="Standard">
      <style:text-properties style:font-name="Figtree" fo:font-size="24pt" fo:font-weight="bold" fo:color="#21468B"/>
      <style:paragraph-properties fo:margin-top="0.6cm" fo:margin-bottom="0.3cm"/>
    </style:style>
    <style:style style:name="Heading_20_2" style:display-name="Heading 2" style:family="paragraph" style:next-style-name="Standard">
      <style:text-properties style:font-name="Figtree" fo:font-size="16pt" fo:font-weight="bold" fo:color="#21468B"/>
      <style:paragraph-properties fo:margin-top="0.5cm" fo:margin-bottom="0.2cm"/>
    </style:style>
    <style:style style:name="Heading_20_3" style:display-name="Heading 3" style:family="paragraph" style:next-style-name="Standard">
      <style:text-properties style:font-name="Figtree" fo:font-size="13pt" fo:font-weight="bold" fo:color="#152D5C"/>
      <style:paragraph-properties fo:margin-top="0.4cm" fo:margin-bottom="0.15cm"/>
    </style:style>
    <style:style style:name="Subtitle" style:family="paragraph" style:next-style-name="Standard">
      <style:text-properties style:font-name="Figtree" fo:font-size="13pt" fo:color="#4D69A4" fo:font-style="italic"/>
      <style:paragraph-properties fo:margin-bottom="0.5cm"/>
    </style:style>
    <style:style style:name="Accent" style:family="text">
      <style:text-properties fo:color="#F36C21" fo:font-weight="bold"/>
    </style:style>
    <style:style style:name="List" style:family="paragraph" style:parent-style-name="Standard">
      <style:paragraph-properties fo:margin-left="0.6cm" fo:margin-bottom="0.15cm"/>
    </style:style>
    <style:style style:name="Footer" style:family="paragraph">
      <style:text-properties style:font-name="IBM Plex Mono" fo:font-size="9pt" fo:color="#4D69A4"/>
      <style:paragraph-properties fo:margin-top="1cm" fo:border-top="0.5pt solid #21468B" fo:padding-top="0.25cm"/>
    </style:style>
  </office:styles>
  <office:automatic-styles>
    <style:page-layout style:name="PL1">
      <style:page-layout-properties fo:page-width="21cm" fo:page-height="29.7cm" fo:margin-top="2.2cm" fo:margin-bottom="2cm" fo:margin-left="2.2cm" fo:margin-right="2.2cm" style:print-orientation="portrait"/>
    </style:page-layout>
  </office:automatic-styles>
  <office:master-styles>
    <style:master-page style:name="Standard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    <meta:generator>Conduction design-system / build-odf.py</meta:generator>
    <dc:title>SLA · Conduction</dc:title>
    <dc:creator>Conduction B.V.</dc:creator>
    <meta:initial-creator>Conduction B.V.</meta:initial-creator>
    <dc:date>2026-05-13T05:21:41+00:00</dc:date>
    <meta:creation-date>2026-05-13T05:21:41+00:00</meta:creation-date>
  </office:meta>
</office:document-meta>
</file>